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pproach for labels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updated my approach for labels tab and created a new approach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Labels and Dsp page</text:p>
          </table:table-cell>
          <table:table-cell table:style-name="ce6" office:value-type="float" office:value="4">
            <text:p>4.00</text:p>
          </table:table-cell>
          <table:table-cell table:style-name="ce11" office:value-type="string">
            <text:p>created new ui pages for labels listing and dsp listing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Publish Album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checked the methods that run before publish and created script to find all the albums for selected labels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12/21/2011</text:date>, <text:time>21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21T21:13:15</dc:date>
    <meta:editing-cycles>231</meta:editing-cycles>
    <meta:editing-duration>P25DT16H57M12S</meta:editing-duration>
    <meta:generator>BrOffice.org/3.3$Linux OpenOffice.org_project/330m20$Build-9567</meta:generator>
    <meta:document-statistic meta:table-count="1" meta:cell-count="17" meta:object-count="0"/>
  </office:meta>
</office:document-meta>
</file>